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B000000A8806699CBA67D77F5.png" manifest:media-type="image/png"/>
  <manifest:file-entry manifest:full-path="Pictures/1000020100000229000001E7D53DB2510A4AE9E6.png" manifest:media-type="image/png"/>
  <manifest:file-entry manifest:full-path="Pictures/100000000000015D000001AD85BABCDA4D207608.png" manifest:media-type="image/png"/>
  <manifest:file-entry manifest:full-path="Pictures/100000000000018D0000007F32A15BB733FB14F4.png" manifest:media-type="image/png"/>
  <manifest:file-entry manifest:full-path="Pictures/100002010000013D000001D1DE9A8378CC2071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186cm, 0cm)" draw:image-opacity="100%" style:mirror="none"/>
    </style:style>
    <style:style style:name="gr4" style:family="graphic" style:parent-style-name="objectwithoutfill">
      <style:graphic-properties draw:fill="solid" draw:textarea-horizontal-align="center" draw:textarea-vertical-align="middle"/>
    </style:style>
    <style:style style:name="gr5" style:family="graphic" style:parent-style-name="objectwithoutfill">
      <style:graphic-properties svg:stroke-color="#ff0000" draw:fill="solid" draw:textarea-horizontal-align="center" draw:textarea-vertical-align="middle"/>
    </style:style>
    <style:style style:name="gr6" style:family="graphic" style:parent-style-name="objectwithoutfill">
      <style:graphic-properties svg:stroke-color="#1c1c1c" draw:fill="solid" draw:textarea-horizontal-align="center" draw:textarea-vertical-align="middle"/>
    </style:style>
    <style:style style:name="gr7" style:family="graphic" style:parent-style-name="objectwithoutfill">
      <style:graphic-properties svg:stroke-color="#000000" draw:fill="solid" draw:textarea-horizontal-align="center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186cm, 0cm)" draw:image-opacity="100%" style:mirror="horizontal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standard">
      <style:graphic-properties draw:stroke="none" draw:fill="none" fo:min-height="1.111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23cm" svg:height="7.222cm" draw:transform="rotate (3.138276528011) translate (9.86cm 16.112cm)">
          <draw:image xlink:href="Pictures/100002010000013D000001D1DE9A8378CC2071A1.png" xlink:type="simple" xlink:show="embed" xlink:actuate="onLoad" loext:mime-type="image/png">
            <text:p/>
          </draw:image>
        </draw:frame>
        <draw:line draw:style-name="gr2" draw:text-style-name="P2" draw:layer="layout" svg:x1="9.382cm" svg:y1="12.938cm" svg:x2="12.303cm" svg:y2="18.018cm">
          <text:p/>
        </draw:line>
        <draw:line draw:style-name="gr2" draw:text-style-name="P2" draw:layer="layout" svg:x1="9.382cm" svg:y1="12.43cm" svg:x2="12.303cm" svg:y2="17.51cm">
          <text:p/>
        </draw:line>
        <draw:line draw:style-name="gr2" draw:text-style-name="P2" draw:layer="layout" svg:x1="9.382cm" svg:y1="11.922cm" svg:x2="12.303cm" svg:y2="17.002cm">
          <text:p/>
        </draw:line>
        <draw:line draw:style-name="gr2" draw:text-style-name="P2" draw:layer="layout" svg:x1="9.382cm" svg:y1="11.541cm" svg:x2="12.176cm" svg:y2="11.033cm">
          <text:p/>
        </draw:line>
        <draw:line draw:style-name="gr2" draw:text-style-name="P2" draw:layer="layout" svg:x1="9.382cm" svg:y1="11.16cm" svg:x2="12.176cm" svg:y2="10.525cm">
          <text:p/>
        </draw:line>
        <draw:line draw:style-name="gr2" draw:text-style-name="P2" draw:layer="layout" svg:x1="9.382cm" svg:y1="10.779cm" svg:x2="12.303cm" svg:y2="10.017cm">
          <text:p/>
        </draw:line>
        <draw:frame draw:style-name="gr1" draw:text-style-name="P3" draw:layer="layout" svg:width="1.498cm" svg:height="0.479cm" draw:transform="rotate (1.59575453509842) translate (3.577cm 9.509cm)">
          <draw:image xlink:href="Pictures/100000000000018D0000007F32A15BB733FB14F4.png" xlink:type="simple" xlink:show="embed" xlink:actuate="onLoad" loext:mime-type="image/png">
            <text:p/>
          </draw:image>
        </draw:frame>
        <draw:frame draw:style-name="gr1" draw:text-style-name="P3" draw:layer="layout" svg:width="1.498cm" svg:height="0.479cm" draw:transform="rotate (1.59575453509842) translate (3.696cm 15.224cm)">
          <draw:image xlink:href="Pictures/100000000000018D0000007F32A15BB733FB14F4.png" xlink:type="simple" xlink:show="embed" xlink:actuate="onLoad" loext:mime-type="image/png">
            <text:p/>
          </draw:image>
        </draw:frame>
        <draw:frame draw:style-name="gr1" draw:text-style-name="P3" draw:layer="layout" svg:width="1.498cm" svg:height="0.479cm" draw:transform="rotate (1.59575453509842) translate (3.577cm 13.304cm)">
          <draw:image xlink:href="Pictures/100000000000018D0000007F32A15BB733FB14F4.png" xlink:type="simple" xlink:show="embed" xlink:actuate="onLoad" loext:mime-type="image/png">
            <text:p/>
          </draw:image>
        </draw:frame>
        <draw:frame draw:style-name="gr1" draw:text-style-name="P3" draw:layer="layout" svg:width="1.498cm" svg:height="0.479cm" draw:transform="rotate (1.59575453509842) translate (3.577cm 11.414cm)">
          <draw:image xlink:href="Pictures/100000000000018D0000007F32A15BB733FB14F4.png" xlink:type="simple" xlink:show="embed" xlink:actuate="onLoad" loext:mime-type="image/png">
            <text:p/>
          </draw:image>
        </draw:frame>
        <draw:line draw:style-name="gr2" draw:text-style-name="P2" draw:layer="layout" svg:x1="5.445cm" svg:y1="12.43cm" svg:x2="4.048cm" svg:y2="13.7cm">
          <text:p/>
        </draw:line>
        <draw:line draw:style-name="gr2" draw:text-style-name="P2" draw:layer="layout" svg:x1="5.445cm" svg:y1="12.049cm" svg:x2="3.921cm" svg:y2="11.795cm">
          <text:p/>
        </draw:line>
        <draw:line draw:style-name="gr2" draw:text-style-name="P2" draw:layer="layout" svg:x1="5.318cm" svg:y1="10.779cm" svg:x2="3.921cm" svg:y2="10.017cm">
          <text:p/>
        </draw:line>
        <draw:line draw:style-name="gr2" draw:text-style-name="P2" draw:layer="layout" svg:x1="5.445cm" svg:y1="10.271cm" svg:x2="3.921cm" svg:y2="8.112cm">
          <text:p/>
        </draw:line>
        <draw:line draw:style-name="gr2" draw:text-style-name="P2" draw:layer="layout" svg:x1="3.921cm" svg:y1="9.509cm" svg:x2="3.159cm" svg:y2="9.509cm">
          <text:p/>
        </draw:line>
        <draw:line draw:style-name="gr2" draw:text-style-name="P2" draw:layer="layout" svg:x1="3.921cm" svg:y1="11.414cm" svg:x2="3.159cm" svg:y2="11.414cm">
          <text:p/>
        </draw:line>
        <draw:line draw:style-name="gr2" draw:text-style-name="P2" draw:layer="layout" svg:x1="3.921cm" svg:y1="13.192cm" svg:x2="3.159cm" svg:y2="13.192cm">
          <text:p/>
        </draw:line>
        <draw:line draw:style-name="gr2" draw:text-style-name="P2" draw:layer="layout" svg:x1="4.048cm" svg:y1="15.224cm" svg:x2="3.286cm" svg:y2="15.224cm">
          <text:p/>
        </draw:line>
        <draw:line draw:style-name="gr2" draw:text-style-name="P2" draw:layer="layout" svg:x1="3.159cm" svg:y1="9.509cm" svg:x2="3.286cm" svg:y2="16.748cm">
          <text:p/>
        </draw:line>
        <draw:line draw:style-name="gr2" draw:text-style-name="P2" draw:layer="layout" svg:x1="5.445cm" svg:y1="12.938cm" svg:x2="3.286cm" svg:y2="16.748cm">
          <text:p/>
        </draw:line>
        <draw:line draw:style-name="gr2" draw:text-style-name="P2" draw:layer="layout" svg:x1="3.413cm" svg:y1="18.653cm" svg:x2="3.286cm" svg:y2="16.748cm">
          <text:p/>
        </draw:line>
        <draw:line draw:style-name="gr2" draw:text-style-name="P2" draw:layer="layout" svg:x1="15.097cm" svg:y1="18.145cm" svg:x2="15.097cm" svg:y2="18.907cm">
          <text:p/>
        </draw:line>
        <draw:line draw:style-name="gr2" draw:text-style-name="P2" draw:layer="layout" svg:x1="3.413cm" svg:y1="18.653cm" svg:x2="15.097cm" svg:y2="18.653cm">
          <text:p/>
        </draw:line>
      </draw:page>
      <draw:page draw:name="page2" draw:style-name="dp1" draw:master-page-name="Default">
        <draw:frame draw:style-name="gr3" draw:text-style-name="P4" draw:layer="layout" svg:width="5.889cm" svg:height="5.206cm" draw:transform="rotate (-1.58301363155886) translate (17.505cm 6.914cm)">
          <draw:image xlink:href="Pictures/100000000000015D000001AD85BABCDA4D207608.png" xlink:type="simple" xlink:show="embed" xlink:actuate="onLoad" loext:mime-type="image/png">
            <text:p/>
          </draw:image>
        </draw:frame>
        <draw:frame draw:style-name="gr3" draw:text-style-name="P4" draw:layer="layout" svg:width="5.889cm" svg:height="5.206cm" draw:transform="rotate (-1.57777764380287) translate (17.677cm 0.826cm)">
          <draw:image xlink:href="Pictures/100000000000015D000001AD85BABCDA4D207608.png" xlink:type="simple" xlink:show="embed" xlink:actuate="onLoad" loext:mime-type="image/png">
            <text:p/>
          </draw:image>
        </draw:frame>
        <draw:frame draw:style-name="gr1" draw:text-style-name="P1" draw:layer="layout" svg:width="4.923cm" svg:height="7.222cm" draw:transform="rotate (0.00907571211037051) translate (5.191cm 2.188cm)">
          <draw:image xlink:href="Pictures/100002010000013D000001D1DE9A8378CC2071A1.png" xlink:type="simple" xlink:show="embed" xlink:actuate="onLoad" loext:mime-type="image/png">
            <text:p/>
          </draw:image>
        </draw:frame>
        <draw:frame draw:style-name="gr1" draw:text-style-name="P3" draw:layer="layout" svg:width="1.498cm" svg:height="0.479cm" draw:transform="rotate (1.59575453509842) translate (3.704cm 4.429cm)">
          <draw:image xlink:href="Pictures/100000000000018D0000007F32A15BB733FB14F4.png" xlink:type="simple" xlink:show="embed" xlink:actuate="onLoad" loext:mime-type="image/png">
            <text:p/>
          </draw:image>
        </draw:frame>
        <draw:frame draw:style-name="gr1" draw:text-style-name="P3" draw:layer="layout" svg:width="1.498cm" svg:height="0.479cm" draw:transform="rotate (1.59575453509842) translate (3.823cm 10.144cm)">
          <draw:image xlink:href="Pictures/100000000000018D0000007F32A15BB733FB14F4.png" xlink:type="simple" xlink:show="embed" xlink:actuate="onLoad" loext:mime-type="image/png">
            <text:p/>
          </draw:image>
        </draw:frame>
        <draw:frame draw:style-name="gr1" draw:text-style-name="P3" draw:layer="layout" svg:width="1.498cm" svg:height="0.479cm" draw:transform="rotate (1.59575453509842) translate (3.704cm 8.224cm)">
          <draw:image xlink:href="Pictures/100000000000018D0000007F32A15BB733FB14F4.png" xlink:type="simple" xlink:show="embed" xlink:actuate="onLoad" loext:mime-type="image/png">
            <text:p/>
          </draw:image>
        </draw:frame>
        <draw:frame draw:style-name="gr1" draw:text-style-name="P3" draw:layer="layout" svg:width="1.498cm" svg:height="0.479cm" draw:transform="rotate (1.59575453509842) translate (3.704cm 6.334cm)">
          <draw:image xlink:href="Pictures/100000000000018D0000007F32A15BB733FB14F4.png" xlink:type="simple" xlink:show="embed" xlink:actuate="onLoad" loext:mime-type="image/png">
            <text:p/>
          </draw:image>
        </draw:frame>
        <draw:line draw:style-name="gr2" draw:text-style-name="P2" draw:layer="layout" svg:x1="4.048cm" svg:y1="4.429cm" svg:x2="3.286cm" svg:y2="4.429cm">
          <text:p/>
        </draw:line>
        <draw:line draw:style-name="gr2" draw:text-style-name="P2" draw:layer="layout" svg:x1="4.048cm" svg:y1="6.334cm" svg:x2="3.286cm" svg:y2="6.334cm">
          <text:p/>
        </draw:line>
        <draw:line draw:style-name="gr2" draw:text-style-name="P2" draw:layer="layout" svg:x1="4.048cm" svg:y1="8.112cm" svg:x2="3.286cm" svg:y2="8.112cm">
          <text:p/>
        </draw:line>
        <draw:line draw:style-name="gr2" draw:text-style-name="P2" draw:layer="layout" svg:x1="4.175cm" svg:y1="10.144cm" svg:x2="3.413cm" svg:y2="10.144cm">
          <text:p/>
        </draw:line>
        <draw:line draw:style-name="gr2" draw:text-style-name="P2" draw:layer="layout" svg:x1="3.286cm" svg:y1="4.429cm" svg:x2="3.413cm" svg:y2="11.668cm">
          <text:p/>
        </draw:line>
        <draw:line draw:style-name="gr2" draw:text-style-name="P2" draw:layer="layout" svg:x1="5.699cm" svg:y1="6.715cm" svg:x2="4.175cm" svg:y2="8.874cm">
          <text:p/>
        </draw:line>
        <draw:line draw:style-name="gr2" draw:text-style-name="P2" draw:layer="layout" svg:x1="5.699cm" svg:y1="6.207cm" svg:x2="4.048cm" svg:y2="6.969cm">
          <text:p/>
        </draw:line>
        <draw:line draw:style-name="gr2" draw:text-style-name="P2" draw:layer="layout" svg:x1="5.699cm" svg:y1="5.826cm" svg:x2="4.048cm" svg:y2="5.191cm">
          <text:p/>
        </draw:line>
        <draw:line draw:style-name="gr2" draw:text-style-name="P2" draw:layer="layout" svg:x1="5.572cm" svg:y1="5.445cm" svg:x2="4.048cm" svg:y2="3.286cm">
          <text:p/>
        </draw:line>
        <draw:line draw:style-name="gr2" draw:text-style-name="P2" draw:layer="layout" svg:x1="12.43cm" svg:y1="4.175cm" svg:x2="9.636cm" svg:y2="7.604cm">
          <text:p/>
        </draw:line>
        <draw:line draw:style-name="gr2" draw:text-style-name="P2" draw:layer="layout" svg:x1="12.303cm" svg:y1="10.144cm" svg:x2="9.763cm" svg:y2="7.985cm">
          <text:p/>
        </draw:line>
        <draw:path draw:style-name="gr4" draw:text-style-name="P2" draw:layer="layout" svg:width="0.761cm" svg:height="0.335cm" svg:x="3.032cm" svg:y="11.702cm" svg:viewBox="0 0 762 336" svg:d="M0 0h762zM194 120h381zM254 220h254zM321 336h127z">
          <text:p/>
        </draw:path>
        <draw:polyline draw:style-name="gr5" draw:text-style-name="P2" draw:layer="layout" svg:width="5.905cm" svg:height="1.523cm" svg:x="5.587cm" svg:y="8.493cm" svg:viewBox="0 0 5906 1524" draw:points="5906,1524 0,1524 169,1524 169,0">
          <text:p/>
        </draw:polyline>
        <draw:path draw:style-name="gr5" draw:text-style-name="P2" draw:layer="layout" svg:width="0.907cm" svg:height="6.349cm" svg:x="11.497cm" svg:y="3.667cm" svg:viewBox="0 0 908 6350" svg:d="M0 6350l44-6350zM5 5969h864zM44 0h864z">
          <text:p/>
        </draw:path>
        <draw:path draw:style-name="gr6" draw:text-style-name="P2" draw:layer="layout" svg:width="0.907cm" svg:height="6.349cm" svg:x="11.395cm" svg:y="3.286cm" svg:viewBox="0 0 908 6350" svg:d="M0 6350l44-6350zM5 5969h864zM44 0h864z">
          <text:p/>
        </draw:path>
        <draw:polyline draw:style-name="gr7" draw:text-style-name="P2" draw:layer="layout" svg:width="5.714cm" svg:height="1.55cm" svg:x="5.699cm" svg:y="8.085cm" svg:viewBox="0 0 5715 1551" draw:points="5715,1551 0,1551 164,1551 164,0">
          <text:p/>
        </draw:polyline>
      </draw:page>
      <draw:page draw:name="page3" draw:style-name="dp1" draw:master-page-name="Default">
        <draw:frame draw:style-name="gr8" draw:text-style-name="P4" draw:layer="layout" svg:width="5.889cm" svg:height="5.206cm" draw:transform="rotate (-1.55857902203094) translate (18.525cm 5.627cm)">
          <draw:image xlink:href="Pictures/100000000000015D000001AD85BABCDA4D207608.png" xlink:type="simple" xlink:show="embed" xlink:actuate="onLoad" loext:mime-type="image/png">
            <text:p/>
          </draw:image>
        </draw:frame>
        <draw:frame draw:style-name="gr3" draw:text-style-name="P4" draw:layer="layout" svg:width="5.889cm" svg:height="5.206cm" draw:transform="rotate (-1.57777764380287) translate (19.277cm 0.926cm)">
          <draw:image xlink:href="Pictures/100000000000015D000001AD85BABCDA4D207608.png" xlink:type="simple" xlink:show="embed" xlink:actuate="onLoad" loext:mime-type="image/png">
            <text:p/>
          </draw:image>
        </draw:frame>
        <draw:frame draw:style-name="gr1" draw:text-style-name="P1" draw:layer="layout" svg:width="4.923cm" svg:height="7.222cm" draw:transform="rotate (0.00907571211037051) translate (5.191cm 2.188cm)">
          <draw:image xlink:href="Pictures/100002010000013D000001D1DE9A8378CC2071A1.png" xlink:type="simple" xlink:show="embed" xlink:actuate="onLoad" loext:mime-type="image/png">
            <text:p/>
          </draw:image>
        </draw:frame>
        <draw:frame draw:style-name="gr1" draw:text-style-name="P3" draw:layer="layout" svg:width="1.498cm" svg:height="0.479cm" draw:transform="rotate (1.59575453509842) translate (3.704cm 4.429cm)">
          <draw:image xlink:href="Pictures/100000000000018D0000007F32A15BB733FB14F4.png" xlink:type="simple" xlink:show="embed" xlink:actuate="onLoad" loext:mime-type="image/png">
            <text:p/>
          </draw:image>
        </draw:frame>
        <draw:frame draw:style-name="gr1" draw:text-style-name="P3" draw:layer="layout" svg:width="1.498cm" svg:height="0.479cm" draw:transform="rotate (1.59575453509842) translate (3.823cm 10.144cm)">
          <draw:image xlink:href="Pictures/100000000000018D0000007F32A15BB733FB14F4.png" xlink:type="simple" xlink:show="embed" xlink:actuate="onLoad" loext:mime-type="image/png">
            <text:p/>
          </draw:image>
        </draw:frame>
        <draw:frame draw:style-name="gr1" draw:text-style-name="P3" draw:layer="layout" svg:width="1.498cm" svg:height="0.479cm" draw:transform="rotate (1.59575453509842) translate (3.704cm 8.224cm)">
          <draw:image xlink:href="Pictures/100000000000018D0000007F32A15BB733FB14F4.png" xlink:type="simple" xlink:show="embed" xlink:actuate="onLoad" loext:mime-type="image/png">
            <text:p/>
          </draw:image>
        </draw:frame>
        <draw:frame draw:style-name="gr1" draw:text-style-name="P3" draw:layer="layout" svg:width="1.498cm" svg:height="0.479cm" draw:transform="rotate (1.59575453509842) translate (3.704cm 6.334cm)">
          <draw:image xlink:href="Pictures/100000000000018D0000007F32A15BB733FB14F4.png" xlink:type="simple" xlink:show="embed" xlink:actuate="onLoad" loext:mime-type="image/png">
            <text:p/>
          </draw:image>
        </draw:frame>
        <draw:line draw:style-name="gr2" draw:text-style-name="P2" draw:layer="layout" svg:x1="4.048cm" svg:y1="4.429cm" svg:x2="3.286cm" svg:y2="4.429cm">
          <text:p/>
        </draw:line>
        <draw:line draw:style-name="gr2" draw:text-style-name="P2" draw:layer="layout" svg:x1="4.048cm" svg:y1="6.334cm" svg:x2="3.286cm" svg:y2="6.334cm">
          <text:p/>
        </draw:line>
        <draw:line draw:style-name="gr2" draw:text-style-name="P2" draw:layer="layout" svg:x1="4.048cm" svg:y1="8.112cm" svg:x2="3.286cm" svg:y2="8.112cm">
          <text:p/>
        </draw:line>
        <draw:line draw:style-name="gr2" draw:text-style-name="P2" draw:layer="layout" svg:x1="4.175cm" svg:y1="10.144cm" svg:x2="3.413cm" svg:y2="10.144cm">
          <text:p/>
        </draw:line>
        <draw:line draw:style-name="gr2" draw:text-style-name="P2" draw:layer="layout" svg:x1="3.286cm" svg:y1="4.429cm" svg:x2="3.413cm" svg:y2="11.668cm">
          <text:p/>
        </draw:line>
        <draw:line draw:style-name="gr2" draw:text-style-name="P2" draw:layer="layout" svg:x1="5.699cm" svg:y1="6.715cm" svg:x2="4.175cm" svg:y2="8.874cm">
          <text:p/>
        </draw:line>
        <draw:line draw:style-name="gr2" draw:text-style-name="P2" draw:layer="layout" svg:x1="5.699cm" svg:y1="6.207cm" svg:x2="4.048cm" svg:y2="6.969cm">
          <text:p/>
        </draw:line>
        <draw:line draw:style-name="gr2" draw:text-style-name="P2" draw:layer="layout" svg:x1="5.699cm" svg:y1="5.826cm" svg:x2="4.048cm" svg:y2="5.191cm">
          <text:p/>
        </draw:line>
        <draw:line draw:style-name="gr2" draw:text-style-name="P2" draw:layer="layout" svg:x1="5.572cm" svg:y1="5.445cm" svg:x2="4.048cm" svg:y2="3.286cm">
          <text:p/>
        </draw:line>
        <draw:line draw:style-name="gr2" draw:text-style-name="P2" draw:layer="layout" svg:x1="13.954cm" svg:y1="4.048cm" svg:x2="9.636cm" svg:y2="7.604cm">
          <text:p/>
        </draw:line>
        <draw:line draw:style-name="gr2" draw:text-style-name="P2" draw:layer="layout" svg:x1="13.446cm" svg:y1="8.366cm" svg:x2="9.763cm" svg:y2="7.985cm">
          <text:p/>
        </draw:line>
        <draw:path draw:style-name="gr4" draw:text-style-name="P2" draw:layer="layout" svg:width="0.761cm" svg:height="0.335cm" svg:x="3.032cm" svg:y="11.702cm" svg:viewBox="0 0 762 336" svg:d="M0 0h762zM194 120h381zM254 220h254zM321 336h127z">
          <text:p/>
        </draw:path>
        <draw:polyline draw:style-name="gr5" draw:text-style-name="P2" draw:layer="layout" svg:width="5.905cm" svg:height="1.523cm" svg:x="5.587cm" svg:y="8.493cm" svg:viewBox="0 0 5906 1524" draw:points="5906,1524 0,1524 169,1524 169,0">
          <text:p/>
        </draw:polyline>
        <draw:path draw:style-name="gr5" draw:text-style-name="P2" draw:layer="layout" svg:width="2.71cm" svg:height="6.349cm" svg:x="11.497cm" svg:y="3.667cm" svg:viewBox="0 0 2711 6350" svg:d="M0 6350l44-6350zM44 5080h1905zM44 0h2667z">
          <text:p/>
        </draw:path>
        <draw:path draw:style-name="gr6" draw:text-style-name="P2" draw:layer="layout" svg:width="0.907cm" svg:height="6.349cm" svg:x="11.395cm" svg:y="3.286cm" svg:viewBox="0 0 908 6350" svg:d="M0 6350l44-6350zM5 5969h864zM44 0h864z">
          <text:p/>
        </draw:path>
        <draw:polyline draw:style-name="gr7" draw:text-style-name="P2" draw:layer="layout" svg:width="5.714cm" svg:height="1.55cm" svg:x="5.699cm" svg:y="8.085cm" svg:viewBox="0 0 5715 1551" draw:points="5715,1551 0,1551 164,1551 164,0">
          <text:p/>
        </draw:polyline>
        <draw:frame draw:style-name="gr9" draw:text-style-name="P4" draw:layer="layout" svg:width="1.673cm" svg:height="2.286cm" svg:x="12.256cm" svg:y="8.898cm">
          <draw:image xlink:href="Pictures/100002010000007B000000A8806699CBA67D77F5.png" xlink:type="simple" xlink:show="embed" xlink:actuate="onLoad" loext:mime-type="image/png">
            <text:p/>
          </draw:image>
        </draw:frame>
        <draw:line draw:style-name="gr2" draw:text-style-name="P2" draw:layer="layout" svg:x1="13.192cm" svg:y1="11.16cm" svg:x2="5.699cm" svg:y2="7.604cm">
          <text:p/>
        </draw:line>
        <draw:frame draw:style-name="gr10" draw:text-style-name="P4" draw:layer="layout" svg:width="1.673cm" svg:height="2.286cm" draw:transform="rotate (-3.1407199889638) translate (13.978cm 3.663cm)">
          <draw:image xlink:href="Pictures/100002010000007B000000A8806699CBA67D77F5.png" xlink:type="simple" xlink:show="embed" xlink:actuate="onLoad" loext:mime-type="image/png">
            <text:p/>
          </draw:image>
        </draw:frame>
        <draw:line draw:style-name="gr2" draw:text-style-name="P2" draw:layer="layout" svg:x1="13.192cm" svg:y1="1.381cm" svg:x2="5.699cm" svg:y2="7.223cm">
          <text:p/>
        </draw:line>
      </draw:page>
      <draw:page draw:name="page4" draw:style-name="dp1" draw:master-page-name="Default">
        <draw:frame draw:style-name="gr11" draw:text-style-name="P4" draw:layer="layout" svg:width="14.63cm" svg:height="12.884cm" svg:x="3.286cm" svg:y="2.016cm">
          <draw:image xlink:href="Pictures/1000020100000229000001E7D53DB2510A4AE9E6.png" xlink:type="simple" xlink:show="embed" xlink:actuate="onLoad" loext:mime-type="image/png">
            <text:p text:style-name="P4"/>
          </draw:image>
        </draw:frame>
        <draw:frame draw:style-name="gr12" draw:text-style-name="P5" draw:layer="layout" svg:width="4.625cm" svg:height="0.963cm" svg:x="4.429cm" svg:y="10.652cm">
          <draw:text-box>
            <text:p>Wheel Buttons</text:p>
          </draw:text-box>
        </draw:frame>
        <draw:frame draw:style-name="gr12" draw:text-style-name="P5" draw:layer="layout" svg:width="5.641cm" svg:height="0.963cm" svg:x="8.567cm" svg:y="6.768cm">
          <draw:text-box>
            <text:p>ESP32 slot</text:p>
          </draw:text-box>
        </draw:frame>
        <draw:frame draw:style-name="gr13" draw:text-style-name="P7" draw:layer="layout" svg:width="2.159cm" svg:height="1.361cm" svg:x="15.732cm" svg:y="5.699cm">
          <draw:text-box>
            <text:p text:style-name="P6"><text:span text:style-name="T1">2xNPN Slots</text:span></text:p>
          </draw:text-box>
        </draw:frame>
        <draw:frame draw:style-name="gr13" draw:text-style-name="P7" draw:layer="layout" svg:width="2.159cm" svg:height="1.361cm" svg:x="15.351cm" svg:y="9.763cm">
          <draw:text-box>
            <text:p text:style-name="P6"><text:span text:style-name="T1">2xNPN Slots</text:span></text:p>
          </draw:text-box>
        </draw:frame>
        <draw:frame draw:style-name="gr13" draw:text-style-name="P7" draw:layer="layout" svg:width="2.286cm" svg:height="1.361cm" svg:x="15.478cm" svg:y="8.021cm">
          <draw:text-box>
            <text:p text:style-name="P6"><text:span text:style-name="T1">4 pin connect</text:span></text:p>
          </draw:text-box>
        </draw:frame>
        <draw:frame draw:style-name="gr12" draw:text-style-name="P5" draw:layer="layout" svg:width="5.641cm" svg:height="0.963cm" svg:x="11.742cm" svg:y="11.922cm">
          <draw:text-box>
            <text:p>Focuser Button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23:13:42.110155215</meta:creation-date>
    <dc:date>2021-01-04T15:02:10.895335270</dc:date>
    <meta:editing-duration>PT11H18M22S</meta:editing-duration>
    <meta:editing-cycles>3</meta:editing-cycles>
    <meta:generator>LibreOffice/6.4.6.2$Linux_X86_64 LibreOffice_project/40$Build-2</meta:generator>
    <meta:document-statistic meta:object-count="81"/>
  </office:meta>
</office:document-meta>
</file>